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1306in" fo:margin-left="-0.0785in" fo:margin-top="0in" fo:margin-bottom="0in" table:align="left" style:writing-mode="lr-tb"/>
    </style:style>
    <style:style style:name="Table1.A" style:family="table-column">
      <style:table-column-properties style:column-width="1.3069in"/>
    </style:style>
    <style:style style:name="Table1.B" style:family="table-column">
      <style:table-column-properties style:column-width="2.7799in"/>
    </style:style>
    <style:style style:name="Table1.C" style:family="table-column">
      <style:table-column-properties style:column-width="2.043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text-properties style:font-name="Arial" style:font-name-complex="Arial1"/>
    </style:style>
    <style:style style:name="P2" style:family="paragraph" style:parent-style-name="Standard">
      <style:text-properties style:font-name="Arial" fo:language="en" fo:country="US" style:font-name-complex="Arial1"/>
    </style:style>
    <style:style style:name="P3" style:family="paragraph" style:parent-style-name="Standard">
      <style:paragraph-properties fo:text-align="center" style:justify-single-word="false"/>
      <style:text-properties style:font-name="Arial" fo:language="en" fo:country="US" style:font-name-complex="Arial1"/>
    </style:style>
    <style:style style:name="P4" style:family="paragraph" style:parent-style-name="Standard">
      <style:paragraph-properties fo:line-height="150%"/>
      <style:text-properties style:font-name="Arial" fo:language="en" fo:country="US" officeooo:paragraph-rsid="0007dce0" style:font-name-complex="Arial1"/>
    </style:style>
    <style:style style:name="P5" style:family="paragraph" style:parent-style-name="Standard">
      <style:paragraph-properties fo:text-align="center" style:justify-single-word="false"/>
      <style:text-properties style:font-name="Arial" fo:language="en" fo:country="US" officeooo:rsid="0007dce0" officeooo:paragraph-rsid="0007dce0" style:font-name-complex="Arial1"/>
    </style:style>
    <style:style style:name="P6" style:family="paragraph" style:parent-style-name="Standard">
      <style:text-properties style:font-name="Arial" fo:language="en" fo:country="US" officeooo:rsid="0007dce0" officeooo:paragraph-rsid="0007dce0" style:font-name-complex="Arial1"/>
    </style:style>
    <style:style style:name="P7" style:family="paragraph" style:parent-style-name="Standard">
      <style:paragraph-properties fo:text-align="end" style:justify-single-word="false"/>
      <style:text-properties style:font-name="Arial" fo:language="en" fo:country="US" style:font-name-complex="Arial1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line-height="150%"/>
      <style:text-properties officeooo:paragraph-rsid="0007dce0"/>
    </style:style>
    <style:style style:name="P10" style:family="paragraph" style:parent-style-name="Standard" style:master-page-name="Standard">
      <style:paragraph-properties style:page-number="auto"/>
      <style:text-properties style:font-name="Arial" style:font-name-complex="Arial1"/>
    </style:style>
    <style:style style:name="P11" style:family="paragraph" style:parent-style-name="Standard" style:list-style-name="">
      <style:paragraph-properties fo:line-height="150%">
        <style:tab-stops>
          <style:tab-stop style:position="2.052in"/>
        </style:tab-stops>
      </style:paragraph-properties>
      <style:text-properties fo:font-size="9pt" fo:language="en" fo:country="US" officeooo:paragraph-rsid="0007dce0" style:font-size-asian="9pt" style:font-size-complex="9pt"/>
    </style:style>
    <style:style style:name="T1" style:family="text">
      <style:text-properties style:font-name="Arial" fo:language="en" fo:country="US" style:font-name-complex="Arial1"/>
    </style:style>
    <style:style style:name="T2" style:family="text">
      <style:text-properties style:font-name="Arial" fo:language="en" fo:country="US" officeooo:rsid="0007dce0" style:font-name-complex="Arial1"/>
    </style:style>
    <style:style style:name="T3" style:family="text">
      <style:text-properties style:font-name="Arial" fo:language="en" fo:country="US" fo:font-weight="bold" style:font-weight-asian="bold" style:font-name-complex="Arial1"/>
    </style:style>
    <style:style style:name="T4" style:family="text">
      <style:text-properties fo:font-size="9pt" fo:language="en" fo:country="US" style:font-size-asian="9pt" style:font-size-complex="9pt"/>
    </style:style>
    <style:style style:name="T5" style:family="text">
      <style:text-properties fo:font-size="9pt" fo:language="en" fo:country="US" officeooo:rsid="001025ca" style:font-size-asian="9pt" style:font-size-complex="9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1025ca" style:font-size-asian="9pt" style:font-size-complex="9pt"/>
    </style:style>
    <style:style style:name="T8" style:family="text">
      <style:text-properties officeooo:rsid="00091938"/>
    </style:style>
    <style:style style:name="T9" style:family="text">
      <style:text-properties officeooo:rsid="000af6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>[Logo of Universidad de los Andes]</text:p>
      <text:p text:style-name="P1"/>
      <text:p text:style-name="P3">THE UNDERSIGNED <text:span text:style-name="T8">DIRECTOR</text:span> OF THE ADMISSIONS AND RECORDS OFFICE </text:p>
      <text:p text:style-name="P3">OF UNIVERSIDAD DE LOS ANDES</text:p>
      <text:p text:style-name="P3">UNIVERSITY RECOGNITION: DECREE 1297 ISSUED ON MAY 30, 1964</text:p>
      <text:p text:style-name="P3">LEGAL IDENTITY RECOGNITION: RESOLUTION 28 ISSUED ON FEBRUARY 23, 1949 BY THE MINISTRY OF JUSTICE</text:p>
      <text:p text:style-name="P5">NIT. 860.007.386-1</text:p>
      <text:p text:style-name="P3"/>
      <text:p text:style-name="P3"/>
      <text:p text:style-name="P3">CERTIFIES:</text:p>
      <text:p text:style-name="P2"/>
      <text:p text:style-name="P8"><text:span text:style-name="T1">That Mr. </text:span><text:span text:style-name="T3">IVAN MAURICIO BURBANO ALDANA</text:span><text:span text:style-name="T1">, identified with National Citizenship Card No. 1.019.126.827, is enrolled in the </text:span><text:span text:style-name="T2">MASTER’S IN SCIENCES PHYSICS</text:span><text:span text:style-name="T1"> </text:span><text:span text:style-name="T2">p</text:span><text:span text:style-name="T1">rogram in the second semester </text:span><text:span text:style-name="T2">of </text:span><text:span text:style-name="T1">201</text:span><text:span text:style-name="T2">8</text:span><text:span text:style-name="T1">, </text:span><text:span text:style-name="T2">whose</text:span><text:span text:style-name="T1"> courses began on August 0</text:span><text:span text:style-name="T2">6</text:span><text:span text:style-name="T1"> and will end on December 11. The student picked the following courses for the aforementioned semester: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CODE</text:p>
          </table:table-cell>
          <table:table-cell table:style-name="Table1.A1" office:value-type="string">
            <text:p text:style-name="P2">COURSE TITLE</text:p>
          </table:table-cell>
          <table:table-cell table:style-name="Table1.A1" office:value-type="string">
            <text:p text:style-name="P2">CREDIT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FISI </text:span><text:span text:style-name="T2">4013</text:span></text:p>
          </table:table-cell>
          <table:table-cell table:style-name="Table1.A1" office:value-type="string">
            <text:p text:style-name="P6">QUANTUM FIELD THEORY SEMINAR 1</text:p>
          </table:table-cell>
          <table:table-cell table:style-name="Table1.A1" office:value-type="string">
            <text:p text:style-name="P2">3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FISI </text:span><text:span text:style-name="T2">4051</text:span></text:p>
          </table:table-cell>
          <table:table-cell table:style-name="Table1.A1" office:value-type="string">
            <text:p text:style-name="P6">ADVANCED LAB</text:p>
          </table:table-cell>
          <table:table-cell table:style-name="Table1.A1" office:value-type="string">
            <text:p text:style-name="P6">4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FISI </text:span><text:span text:style-name="T2">4405</text:span></text:p>
          </table:table-cell>
          <table:table-cell table:style-name="Table1.A1" office:value-type="string">
            <text:p text:style-name="P6">ANALYTICAL MECHANICS</text:p>
          </table:table-cell>
          <table:table-cell table:style-name="Table1.A1" office:value-type="string">
            <text:p text:style-name="P2">4</text:p>
          </table:table-cell>
        </table:table-row>
      </table:table>
      <text:p text:style-name="P2"/>
      <text:p text:style-name="P2">This certification is issued at concerned party request.</text:p>
      <text:p text:style-name="P2"/>
      <text:p text:style-name="P2"><text:tab/><text:tab/><text:tab/><text:tab/><text:tab/><text:tab/><text:tab/><text:tab/> <text:s text:c="7"/>[Signature Appears]</text:p>
      <text:p text:style-name="P2"><text:tab/><text:tab/><text:tab/><text:tab/><text:tab/><text:tab/><text:tab/><text:tab/>________________________</text:p>
      <text:p text:style-name="P7">CLAUDIA MARGARITA MEZA BOTERO</text:p>
      <text:p text:style-name="P3"><text:tab/><text:tab/><text:tab/><text:tab/><text:tab/><text:tab/><text:tab/> <text:s text:c="8"/><text:span text:style-name="T9">Director</text:span></text:p>
      <text:p text:style-name="P3"><text:tab/><text:tab/><text:tab/><text:tab/><text:tab/><text:tab/><text:tab/> <text:s text:c="5"/>Admissions and Records Office</text:p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1">Bogota, </text:span><text:span text:style-name="T2">October</text:span><text:span text:style-name="T1"> </text:span><text:span text:style-name="T2">30</text:span><text:span text:style-name="T1">, 201</text:span><text:span text:style-name="T2">8</text:span></text:p>
      <text:p text:style-name="P2">M. Pena</text:p>
      <text:p text:style-name="P2"/>
      <text:h text:style-name="P11" text:outline-level="1">Records and Admission Office NIT 860.007.386-1</text:h>
      <text:p text:style-name="P9"><text:span text:style-name="T4">Calle 18A # </text:span><text:span text:style-name="T5">0</text:span><text:span text:style-name="T4">-33 </text:span><text:span text:style-name="T5">East</text:span><text:span text:style-name="T4"> Building E <text:s text:c="4"/>Telephone [571] 339 4949 /99 Ext. 2216 <text:s text:c="2"/>Fax [571] 332 4469 </text:span></text:p>
      <text:p text:style-name="P4"><text:bookmark text:name="_GoBack"/><text:span text:style-name="T6">ZIP CODE 4976 – http://registro.uniandes.edu.co - Bogota, </text:span><text:span text:style-name="T7">D.C.</text:span><text:span text:style-name="T6"> – Colombia</text:span></text:p>
      <text:p text:style-name="P2"><text:soft-page-break/>**********************************************************************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o Ginanneschi</meta:initial-creator>
    <meta:editing-cycles>8</meta:editing-cycles>
    <meta:creation-date>2017-11-27T17:47:00</meta:creation-date>
    <dc:date>2018-12-05T09:24:27.337223036</dc:date>
    <meta:editing-duration>PT21M24S</meta:editing-duration>
    <meta:generator>LibreOffice/5.1.6.2$Linux_X86_64 LibreOffice_project/10m0$Build-2</meta:generator>
    <meta:document-statistic meta:table-count="1" meta:image-count="0" meta:object-count="0" meta:page-count="2" meta:paragraph-count="32" meta:word-count="178" meta:character-count="1280" meta:non-whitespace-character-count="10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